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DAOImpl.setMyEPR( Element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tnerLinkDAOImpl.getMy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PartnerEPR( Element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tnerLinkDAOImpl.getPartnerLink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PartnerSessionId( String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nerLinkDAOImpl.PartnerLinkDAOImpl( SessionManager sessionManager , HPartnerLink h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nerLinkDAOImpl.getMy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MyRoleServiceName( QName svc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nerLinkDAOImpl.getMyRoleServic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EP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tnerLinkDAOImpl.getPartner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MyEP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tnerLinkDAOImpl.setMySessionId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